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17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27cm" fo:min-width="17.501cm"/>
      <style:paragraph-properties style:writing-mode="lr-tb"/>
    </style:style>
    <style:style style:name="gr3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5cm" fo:min-width="17.5cm"/>
      <style:paragraph-properties style:writing-mode="lr-tb"/>
    </style:style>
    <style:style style:name="gr5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cm" fo:min-width="17.5cm"/>
      <style:paragraph-properties style:writing-mode="lr-tb"/>
    </style:style>
    <style:style style:name="gr7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3.5cm" fo:min-width="15.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5.25cm" fo:min-width="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75cm" fo:min-width="2.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4.25cm" fo:min-width="14.25cm"/>
      <style:paragraph-properties style:writing-mode="lr-tb"/>
    </style:style>
    <style:style style:name="gr12" style:family="graphic" style:parent-style-name="objectwithoutfill">
      <style:graphic-properties draw:marker-end="Puntas_20_de_20_flecha_20_10" draw:marker-end-width="0.3cm" draw:fill="none" draw:textarea-vertical-align="middle"/>
    </style:style>
    <style:style style:name="gr13" style:family="graphic" style:parent-style-name="objectwithoutfill">
      <style:graphic-properties draw:marker-end="Puntas_20_de_20_flecha_20_11" draw:marker-end-width="0.3cm" draw:fill="none" draw:textarea-vertical-align="middle"/>
    </style:style>
    <style:style style:name="gr14" style:family="graphic" style:parent-style-name="objectwithoutfill">
      <style:graphic-properties draw:marker-end="Puntas_20_de_20_flecha_20_13" draw:marker-end-width="0.3cm" draw:fill="none" draw:textarea-vertical-align="middle"/>
    </style:style>
    <style:style style:name="gr15" style:family="graphic" style:parent-style-name="objectwithoutfill">
      <style:graphic-properties draw:marker-end="Puntas_20_de_20_flecha_20_14" draw:marker-end-width="0.3cm" draw:fill="none" draw:textarea-vertical-align="middle"/>
    </style:style>
    <style:style style:name="gr16" style:family="graphic" style:parent-style-name="objectwithoutfill">
      <style:graphic-properties draw:marker-end="Puntas_20_de_20_flecha_20_16" draw:marker-end-width="0.3cm" draw:fill="none" draw:textarea-vertical-align="middle"/>
    </style:style>
    <style:style style:name="gr17" style:family="graphic" style:parent-style-name="objectwithoutfill">
      <style:graphic-properties draw:marker-end="Puntas_20_de_20_flecha_20_18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4cm" fo:min-width="18.34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3.75cm" fo:min-width="17.75cm"/>
      <style:paragraph-properties style:writing-mode="lr-tb"/>
    </style:style>
    <style:style style:name="gr20" style:family="graphic" style:parent-style-name="standard">
      <style:graphic-properties draw:fill-color="#81aca6" draw:textarea-horizontal-align="justify" draw:textarea-vertical-align="middle" draw:auto-grow-height="false" fo:min-height="5cm" fo:min-width="5cm"/>
      <style:paragraph-properties style:writing-mode="lr-tb"/>
    </style:style>
    <style:style style:name="gr21" style:family="graphic" style:parent-style-name="objectwithoutfill">
      <style:graphic-properties draw:marker-end="Puntas_20_de_20_flecha_20_20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81aca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8.25cm" svg:height="1.75cm" svg:x="1.5cm" svg:y="24.5cm">
          <text:p text:style-name="P1">Deploy en servidor compartid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001cm" svg:height="1.577cm" draw:transform="skewX (0.00977384381116824) rotate (0.00925024503556947) translate (1.5cm 21.917cm)">
          <text:p text:style-name="P1">Servidor VPS o Dedicado instalando nginx EC2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0cm" svg:y1="20cm" svg:x2="22cm" svg:y2="20cm">
          <text:p/>
        </draw:line>
        <draw:custom-shape draw:style-name="gr4" draw:text-style-name="P1" draw:layer="layout" svg:width="18cm" svg:height="1.75cm" svg:x="1.75cm" svg:y="16.75cm">
          <text:p text:style-name="P1">Docker Facil de migrar, estable, restart automatico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0cm" svg:y1="14.75cm" svg:x2="21.59cm" svg:y2="14.75cm">
          <text:p/>
        </draw:line>
        <draw:custom-shape draw:style-name="gr6" draw:text-style-name="P1" draw:layer="layout" svg:width="18cm" svg:height="4.25cm" svg:x="1.5cm" svg:y="9.25cm">
          <text:p text:style-name="P1">Kubernetes CI CD Testing | Alta adisponibilidad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0cm" svg:y1="8.75cm" svg:x2="21.59cm" svg:y2="9cm">
          <text:p/>
        </draw:line>
        <draw:custom-shape draw:style-name="gr8" draw:text-style-name="P1" draw:layer="layout" svg:width="16cm" svg:height="3.75cm" svg:x="2.75cm" svg:y="3.75cm">
          <text:p text:style-name="P1">AWS → Serverles, OpenShift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o">
        <draw:custom-shape draw:style-name="gr9" draw:text-style-name="P1" draw:layer="layout" svg:width="4.5cm" svg:height="5.5cm" svg:x="13.25cm" svg:y="18.25cm">
          <text:p text:style-name="P1">Container Angular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cm" svg:height="4cm" svg:x="8.5cm" svg:y="2.5cm">
          <text:p text:style-name="P1">Cliente Web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4.75cm" svg:height="4.5cm" svg:x="3.75cm" svg:y="10.5cm">
          <text:p text:style-name="P1">Kubernetes load balancer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5cm" svg:height="5.5cm" svg:x="19cm" svg:y="18.25cm">
          <text:p text:style-name="P1">Container Angular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5cm" svg:height="5.5cm" svg:x="8cm" svg:y="18.25cm">
          <text:p text:style-name="P1">Container Angular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0.5cm" svg:y1="5.5cm" svg:x2="10.25cm" svg:y2="5.75cm">
          <text:p/>
        </draw:line>
        <draw:line draw:style-name="gr13" draw:text-style-name="P2" draw:layer="layout" svg:x1="9.75cm" svg:y1="6.75cm" svg:x2="10.25cm" svg:y2="10.75cm">
          <text:p/>
        </draw:line>
        <draw:line draw:style-name="gr14" draw:text-style-name="P2" draw:layer="layout" svg:x1="9cm" svg:y1="14.25cm" svg:x2="9.75cm" svg:y2="18.25cm">
          <text:p/>
        </draw:line>
        <draw:line draw:style-name="gr15" draw:text-style-name="P2" draw:layer="layout" svg:x1="11.75cm" svg:y1="14.25cm" svg:x2="14.75cm" svg:y2="17.75cm">
          <text:p/>
        </draw:line>
        <draw:line draw:style-name="gr16" draw:text-style-name="P2" draw:layer="layout" svg:x1="14.5cm" svg:y1="14.25cm" svg:x2="20.59cm" svg:y2="18cm">
          <text:p/>
        </draw:line>
        <draw:custom-shape draw:style-name="gr9" draw:text-style-name="P1" draw:layer="layout" svg:width="4.5cm" svg:height="5.5cm" svg:x="1.75cm" svg:y="18.25cm">
          <text:p text:style-name="P1">Container Angula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2" draw:layer="layout" svg:x1="5.75cm" svg:y1="14.25cm" svg:x2="1cm" svg:y2="18.25cm">
          <text:p/>
        </draw:line>
      </draw:page>
      <draw:page draw:name="page3" draw:style-name="dp1" draw:master-page-name="Predeterminado">
        <draw:custom-shape draw:style-name="gr18" draw:text-style-name="P1" draw:layer="layout" svg:width="18.84cm" svg:height="4.25cm" svg:x="1.75cm" svg:y="1.5cm">
          <text:p text:style-name="P1">Nginx reverse proxy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8.25cm" svg:height="4cm" svg:x="1.75cm" svg:y="7.75cm">
          <text:p text:style-name="P1">Docker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5.5cm" svg:height="5.25cm" svg:x="2.25cm" svg:y="10.25cm">
          <text:p text:style-name="P1">Nginx</text:p>
          <text:p text:style-name="P1">.htaccess</text:p>
          <text:p text:style-name="P1">8010:80</text:p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10.5cm" svg:y1="4.75cm" svg:x2="5.75cm" svg:y2="1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0 20 20" svg:d="M0 20l10-20 10 20z"/>
    <draw:marker draw:name="Puntas_20_de_20_flecha_20_17" draw:display-name="Puntas de flecha 17" svg:viewBox="0 0 20 20" svg:d="M0 20l10-20 10 20z"/>
    <draw:marker draw:name="Puntas_20_de_20_flecha_20_18" draw:display-name="Puntas de flecha 18" svg:viewBox="0 0 20 20" svg:d="M0 20l10-20 10 20z"/>
    <draw:marker draw:name="Puntas_20_de_20_flecha_20_19" draw:display-name="Puntas de flecha 19" svg:viewBox="0 0 20 20" svg:d="M0 20l10-20 10 20z"/>
    <draw:marker draw:name="Puntas_20_de_20_flecha_20_2" draw:display-name="Puntas de flecha 2" svg:viewBox="0 0 20 20" svg:d="M0 20l10-20 10 20z"/>
    <draw:marker draw:name="Puntas_20_de_20_flecha_20_20" draw:display-name="Puntas de flecha 20" svg:viewBox="0 0 20 20" svg:d="M0 20l10-20 10 20z"/>
    <draw:marker draw:name="Puntas_20_de_20_flecha_20_21" draw:display-name="Puntas de flecha 21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1:44:15.400345562</meta:creation-date>
    <dc:date>2023-09-22T12:44:30.930438801</dc:date>
    <meta:editing-duration>PT1H16S</meta:editing-duration>
    <meta:editing-cycles>1</meta:editing-cycles>
    <meta:document-statistic meta:object-count="24"/>
    <meta:generator>LibreOffice/7.4.7.2$Linux_X86_64 LibreOffice_project/40$Build-2</meta:generator>
  </office:meta>
</office:document-meta>
</file>